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Viewport" table:style-name="ta1" table:print="false">
        <table:table-column table:style-name="co1" table:number-columns-repeated="41" table:default-cell-style-name="ce1"/>
        <table:table-column table:style-name="co2" table:number-columns-repeated="13" table:default-cell-style-name="ce10"/>
        <table:table-column table:style-name="co2" table:number-columns-repeated="970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10"/>
          <table:table-cell table:style-name="ce11" office:value-type="string">
            <text:p>X1</text:p>
          </table:table-cell>
          <table:table-cell table:number-columns-repeated="98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string" table:number-columns-spanned="11" table:number-rows-spanned="1">
            <text:p>P &gt;= 14: P – 14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office:value-type="string">
            <text:p>P</text:p>
          </table:table-cell>
          <table:table-cell table:style-name="ce5" table:number-columns-repeated="28"/>
          <table:table-cell table:style-name="ce7"/>
          <table:table-cell table:number-columns-repeated="10"/>
          <table:table-cell office:value-type="string" table:number-columns-spanned="11" table:number-rows-spanned="1">
            <text:p>Else: 0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table:style-name="ce11" office:value-type="string">
            <text:p>Y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P &gt;= 10: P – 10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Else: 0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table:style-name="ce11" office:value-type="string">
            <text:p>X2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1023 – P &gt;= 15: P + 15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Else: 1023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/>
          <table:table-cell table:number-columns-repeated="13"/>
          <table:table-cell office:value-type="string">
            <text:p>P</text:p>
          </table:table-cell>
          <table:table-cell table:number-columns-repeated="14"/>
          <table:table-cell table:style-name="ce8"/>
          <table:table-cell table:number-columns-repeated="10"/>
          <table:table-cell table:style-name="ce11" office:value-type="string">
            <text:p>Y2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1023 – P &lt;= 11: P + 11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Else: 1023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table:style-name="ce11" office:value-type="string">
            <text:p>Move left</text:p>
          </table:table-cell>
          <table:table-cell/>
          <table:table-cell table:style-name="ce11" office:value-type="string" table:number-columns-spanned="4" table:number-rows-spanned="1">
            <text:p>More edge cases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P &gt; 14: DEC Vx1 and Vx2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Else: NOP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table:style-name="ce11" office:value-type="string">
            <text:p>Move right</text:p>
          </table:table-cell>
          <table:table-cell/>
          <table:table-cell table:style-name="ce11" office:value-type="string" table:number-columns-spanned="4" table:number-rows-spanned="1">
            <text:p>More edge cases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/>
          <table:table-cell table:style-name="ce6" table:number-columns-repeated="28"/>
          <table:table-cell table:style-name="ce9"/>
          <table:table-cell table:number-columns-repeated="10"/>
          <table:table-cell office:value-type="string" table:number-columns-spanned="11" table:number-rows-spanned="1">
            <text:p>1023 – P &gt; 15: INC Vx1 and Vx2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0"/>
          <table:table-cell office:value-type="string" table:number-columns-spanned="11" table:number-rows-spanned="1">
            <text:p>Else: NOP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42"/>
          <table:table-cell table:style-name="ce11" office:value-type="string">
            <text:p>Move up</text:p>
          </table:table-cell>
          <table:table-cell/>
          <table:table-cell table:style-name="ce11" office:value-type="string" table:number-columns-spanned="4" table:number-rows-spanned="1">
            <text:p>More edge cases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 table:number-columns-repeated="42"/>
          <table:table-cell office:value-type="string" table:number-columns-spanned="11" table:number-rows-spanned="1">
            <text:p>P &gt; 10: DEC Vy1 and Vy2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table:number-columns-repeated="42"/>
          <table:table-cell office:value-type="string" table:number-columns-spanned="11" table:number-rows-spanned="1">
            <text:p>Else: NOP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11" office:value-type="string">
            <text:p>Move down</text:p>
          </table:table-cell>
          <table:table-cell/>
          <table:table-cell table:style-name="ce11" office:value-type="string" table:number-columns-spanned="4" table:number-rows-spanned="1">
            <text:p>More edge cases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 table:number-columns-repeated="42"/>
          <table:table-cell office:value-type="string" table:number-columns-spanned="11" table:number-rows-spanned="1">
            <text:p>1023 – P &gt; 11: INC Vy1 and Vy2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table:number-columns-repeated="42"/>
          <table:table-cell office:value-type="string" table:number-columns-spanned="11" table:number-rows-spanned="1">
            <text:p>Else: NOP</text:p>
          </table:table-cell>
          <table:covered-table-cell table:number-columns-repeated="10"/>
          <table:table-cell table:number-columns-repeated="97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memory" table:style-name="ta1" table:print="false">
        <table:table-column table:style-name="co1" table:number-columns-repeated="42" table:default-cell-style-name="ce1"/>
        <table:table-column table:style-name="co3" table:number-columns-repeated="2" table:default-cell-style-name="ce1"/>
        <table:table-column table:style-name="co2" table:number-columns-repeated="980" table:default-cell-style-name="ce1"/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style-name="ce12" table:number-columns-repeated="30"/>
          <table:table-cell table:number-columns-repeated="9"/>
          <table:table-cell table:formula="of:=1024 + 40*[.B3]" office:value-type="float" office:value="1024">
            <text:p>1024</text:p>
          </table:table-cell>
          <table:table-cell table:formula="of:=[.AQ4]-1" office:value-type="float" office:value="1063">
            <text:p>106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3]+40" office:value-type="float" office:value="1064">
            <text:p>1064</text:p>
          </table:table-cell>
          <table:table-cell table:formula="of:=[.AQ5]-1" office:value-type="float" office:value="1103">
            <text:p>110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4]+40" office:value-type="float" office:value="1104">
            <text:p>1104</text:p>
          </table:table-cell>
          <table:table-cell table:formula="of:=[.AQ6]-1" office:value-type="float" office:value="1143">
            <text:p>114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5]+40" office:value-type="float" office:value="1144">
            <text:p>1144</text:p>
          </table:table-cell>
          <table:table-cell table:formula="of:=[.AQ7]-1" office:value-type="float" office:value="1183">
            <text:p>118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6]+40" office:value-type="float" office:value="1184">
            <text:p>1184</text:p>
          </table:table-cell>
          <table:table-cell table:formula="of:=[.AQ8]-1" office:value-type="float" office:value="1223">
            <text:p>122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7]+40" office:value-type="float" office:value="1224">
            <text:p>1224</text:p>
          </table:table-cell>
          <table:table-cell table:formula="of:=[.AQ9]-1" office:value-type="float" office:value="1263">
            <text:p>126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8]+40" office:value-type="float" office:value="1264">
            <text:p>1264</text:p>
          </table:table-cell>
          <table:table-cell table:formula="of:=[.AQ10]-1" office:value-type="float" office:value="1303">
            <text:p>130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9]+40" office:value-type="float" office:value="1304">
            <text:p>1304</text:p>
          </table:table-cell>
          <table:table-cell table:formula="of:=[.AQ11]-1" office:value-type="float" office:value="1343">
            <text:p>134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0]+40" office:value-type="float" office:value="1344">
            <text:p>1344</text:p>
          </table:table-cell>
          <table:table-cell table:formula="of:=[.AQ12]-1" office:value-type="float" office:value="1383">
            <text:p>138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1]+40" office:value-type="float" office:value="1384">
            <text:p>1384</text:p>
          </table:table-cell>
          <table:table-cell table:formula="of:=[.AQ13]-1" office:value-type="float" office:value="1423">
            <text:p>1423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2]+40" office:value-type="float" office:value="1424">
            <text:p>1424</text:p>
          </table:table-cell>
          <table:table-cell table:formula="of:=[.AQ14]-1" office:value-type="float" office:value="1463">
            <text:p>146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3]+40" office:value-type="float" office:value="1464">
            <text:p>1464</text:p>
          </table:table-cell>
          <table:table-cell table:formula="of:=[.AQ15]-1" office:value-type="float" office:value="1503">
            <text:p>150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4]+40" office:value-type="float" office:value="1504">
            <text:p>1504</text:p>
          </table:table-cell>
          <table:table-cell table:formula="of:=[.AQ16]-1" office:value-type="float" office:value="1543">
            <text:p>154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5]+40" office:value-type="float" office:value="1544">
            <text:p>1544</text:p>
          </table:table-cell>
          <table:table-cell table:formula="of:=[.AQ17]-1" office:value-type="float" office:value="1583">
            <text:p>158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6]+40" office:value-type="float" office:value="1584">
            <text:p>1584</text:p>
          </table:table-cell>
          <table:table-cell table:formula="of:=[.AQ18]-1" office:value-type="float" office:value="1623">
            <text:p>162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7]+40" office:value-type="float" office:value="1624">
            <text:p>1624</text:p>
          </table:table-cell>
          <table:table-cell table:formula="of:=[.AQ19]-1" office:value-type="float" office:value="1663">
            <text:p>166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8]+40" office:value-type="float" office:value="1664">
            <text:p>1664</text:p>
          </table:table-cell>
          <table:table-cell table:formula="of:=[.AQ20]-1" office:value-type="float" office:value="1703">
            <text:p>170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9]+40" office:value-type="float" office:value="1704">
            <text:p>1704</text:p>
          </table:table-cell>
          <table:table-cell table:formula="of:=[.AQ21]-1" office:value-type="float" office:value="1743">
            <text:p>174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20]+40" office:value-type="float" office:value="1744">
            <text:p>1744</text:p>
          </table:table-cell>
          <table:table-cell table:formula="of:=[.AQ22]-1" office:value-type="float" office:value="1783">
            <text:p>178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21]+40" office:value-type="float" office:value="1784">
            <text:p>1784</text:p>
          </table:table-cell>
          <table:table-cell table:formula="of:=[.AQ23]-1" office:value-type="float" office:value="1823">
            <text:p>1823</text:p>
          </table:table-cell>
          <table:table-cell table:number-columns-repeated="98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22]+40" office:value-type="float" office:value="1824">
            <text:p>1824</text:p>
          </table:table-cell>
          <table:table-cell table:formula="of:=[.AQ24]-1" office:value-type="float" office:value="1863">
            <text:p>186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2" table:number-columns-repeated="30"/>
          <table:table-cell table:number-columns-repeated="9"/>
          <table:table-cell table:formula="of:=[.AQ23]+40" office:value-type="float" office:value="1864">
            <text:p>1864</text:p>
          </table:table-cell>
          <table:table-cell table:formula="of:=[.AQ25]-1" office:value-type="float" office:value="1903">
            <text:p>190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0"/>
          <table:table-cell table:formula="of:=[.AQ24]+40" office:value-type="float" office:value="1904">
            <text:p>1904</text:p>
          </table:table-cell>
          <table:table-cell table:formula="of:=[.AQ26]-1" office:value-type="float" office:value="1943">
            <text:p>194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0"/>
          <table:table-cell table:formula="of:=[.AQ25]+40" office:value-type="float" office:value="1944">
            <text:p>1944</text:p>
          </table:table-cell>
          <table:table-cell table:formula="of:=[.AQ27]-1" office:value-type="float" office:value="1983">
            <text:p>198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0"/>
          <table:table-cell table:formula="of:=[.AQ26]+40" office:value-type="float" office:value="1984">
            <text:p>1984</text:p>
          </table:table-cell>
          <table:table-cell office:value-type="float" office:value="2023">
            <text:p>2023</text:p>
          </table:table-cell>
          <table:table-cell table:number-columns-repeated="98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 data" table:style-name="ta1" table:print="false">
        <table:table-column table:style-name="co1" table:number-columns-repeated="72" table:default-cell-style-name="ce1"/>
        <table:table-column table:style-name="co2" table:number-columns-repeated="952" table:default-cell-style-name="ce1"/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96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95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style-name="ce12" table:number-columns-repeated="30"/>
          <table:table-cell table:number-columns-repeated="991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91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91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91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4"/>
          <table:table-cell table:style-name="ce10" office:value-type="string" table:number-columns-spanned="6" table:number-rows-spanned="1">
            <text:p>(x1, y1) = (6, 4)</text:p>
          </table:table-cell>
          <table:covered-table-cell table:number-columns-repeated="5"/>
          <table:table-cell table:number-columns-repeated="18"/>
          <table:table-cell table:style-name="ce12"/>
          <table:table-cell table:number-columns-repeated="991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ce12"/>
          <table:table-cell table:number-columns-repeated="4"/>
          <table:table-cell table:style-name="ce2"/>
          <table:table-cell table:style-name="ce5" table:number-columns-repeated="28"/>
          <table:table-cell table:style-name="ce7"/>
          <table:table-cell table:number-columns-repeated="986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12"/>
          <table:table-cell table:number-columns-repeated="4"/>
          <table:table-cell table:style-name="ce3"/>
          <table:table-cell table:number-columns-repeated="23"/>
          <table:table-cell table:style-name="ce12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2" table:number-columns-repeated="5"/>
          <table:table-cell table:style-name="ce3"/>
          <table:table-cell table:style-name="ce12" table:number-columns-repeated="24"/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/>
          <table:table-cell table:style-name="ce3"/>
          <table:table-cell table:number-columns-repeated="28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6"/>
          <table:table-cell table:style-name="ce3"/>
          <table:table-cell table:number-columns-repeated="28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/>
          <table:table-cell table:style-name="ce3"/>
          <table:table-cell table:number-columns-repeated="28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/>
          <table:table-cell table:style-name="ce3"/>
          <table:table-cell table:number-columns-repeated="28"/>
          <table:table-cell table:style-name="ce8"/>
          <table:table-cell table:number-columns-repeated="98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/>
          <table:table-cell table:style-name="ce4"/>
          <table:table-cell table:style-name="ce6" table:number-columns-repeated="28"/>
          <table:table-cell table:style-name="ce9"/>
          <table:table-cell table:number-columns-repeated="986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5"/>
          <table:table-cell table:style-name="ce10" office:value-type="string" table:number-columns-spanned="7" table:number-rows-spanned="1">
            <text:p>(x2, y2) = (35, 26)</text:p>
          </table:table-cell>
          <table:covered-table-cell table:number-columns-repeated="6"/>
          <table:table-cell table:number-columns-repeated="980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1">08/01/2021</text:date>, <text:time>20:3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</meta:initial-creator>
    <meta:creation-date>2021-07-29T18:36:10.87</meta:creation-date>
    <dc:date>2021-08-01T20:33:23.34</dc:date>
    <dc:creator>D </dc:creator>
    <meta:editing-duration>PT1H39S</meta:editing-duration>
    <meta:editing-cycles>7</meta:editing-cycles>
    <meta:generator>OpenOffice/4.1.7$Win32 OpenOffice.org_project/417m1$Build-9800</meta:generator>
    <meta:document-statistic meta:table-count="3" meta:cell-count="342" meta:object-count="0"/>
  </office:meta>
</office:document-meta>
</file>